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09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696.3pt"/>
    </style:style>
    <style:style style:name="co4" style:family="table-column">
      <style:table-column-properties fo:break-before="auto" style:column-width="572.8pt"/>
    </style:style>
    <style:style style:name="co5" style:family="table-column">
      <style:table-column-properties fo:break-before="auto" style:column-width="524.8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0" number:language="en" number:country="GB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0030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30">
      <style:table-cell-properties fo:background-color="#808080" style:text-align-source="fix" style:repeat-content="false"/>
      <style:paragraph-properties fo:text-align="center" fo:margin-left="0pt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pt"/>
      <style:text-properties fo:color="#ffffff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start" fo:margin-left="0pt"/>
      <style:text-properties fo:color="#ffffff"/>
    </style:style>
    <style:style style:name="ce9" style:family="table-cell" style:parent-style-name="Default">
      <style:table-cell-properties fo:background-color="#808080"/>
      <style:text-properties fo: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 (hours)</text:p>
          </table:table-cell>
          <table:table-cell table:style-name="ce4" office:value-type="string" calcext:value-type="string">
            <text:p>activities</text:p>
          </table:table-cell>
          <table:table-cell table:style-name="ce4" office:value-type="string" calcext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1" calcext:value-type="date">
            <text:p>01/03/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red course: Read all of ‘Basics’ module, and related articles. Said ‘hi’ in chat. Installed RVM, RoR environs, IDE and git on Ubuntu 14 VM</text:p>
          </table:table-cell>
          <table:table-cell office:value-type="string" calcext:value-type="string">
            <text:p>Idea: I have all parts needed to build a decent Linux server!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2" calcext:value-type="date">
            <text:p>02/03/18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stalled RVM, RoR environs, IDE and git on OSX native and VM + played with terminal color themes (important!)</text:p>
          </table:table-cell>
          <table:table-cell office:value-type="string" calcext:value-type="string">
            <text:p>Easy day. Needed to get some non-course things done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3" calcext:value-type="date">
            <text:p>03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lled Heroku on all 3 OSs + pushed test app to local and remote (Linux and OSX), completing U1 “The Basics”, M1 “Web Development 101”.</text:p>
          </table:table-cell>
          <table:table-cell office:value-type="string" calcext:value-type="string">
            <text:p>Easy day; Saturday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4" calcext:value-type="date">
            <text:p>04/03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ix and Linux commands revision + installed and played with ag (all OSs)</text:p>
          </table:table-cell>
          <table:table-cell office:value-type="string" calcext:value-type="string">
            <text:p>Easy day; Sunday.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5" calcext:value-type="date">
            <text:p>05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Day of non-educational chores.</text:p>
          </table:table-cell>
          <table:table-cell table:style-name="ce9" table:number-columns-repeated="1020"/>
        </table:table-row>
        <table:table-row table:style-name="ro1">
          <table:table-cell table:style-name="ce2" office:value-type="date" office:date-value="2018-03-06" calcext:value-type="date">
            <text:p>06/03/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leted U2 “Git Basics”, M1 “Web Development 101”, and started U3 “Intro. To the Front End”.</text:p>
          </table:table-cell>
          <table:table-cell office:value-type="string" calcext:value-type="string">
            <text:p>Difficult to find time to study (was chatting re. Selling GPUs, parachute, and with O re. Study ideas)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07" calcext:value-type="date">
            <text:p>07/03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pleted CodeAcademy “Introduction to HTML” and “Common Elements” (in “HTML Elements and Structure”)</text:p>
          </table:table-cell>
          <table:table-cell office:value-type="string" calcext:value-type="string">
            <text:p>Really could have done this study in 3 hours, but spread over the day due to other chores.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8" calcext:value-type="date">
            <text:p>08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Focused on selling GPUs and parachute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 calcext:value-type="date">
            <text:p>09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Focused on selling GPUs and parachute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10" calcext:value-type="date">
            <text:p>10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Saturday (Day Off)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11" calcext:value-type="date">
            <text:p>11/03/18</text:p>
          </table:table-cell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8" office:value-type="string" calcext:value-type="string">
            <text:p>NO STUDY: Sunday (Day Off)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2" calcext:value-type="date">
            <text:p>12/03/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pleted CodeAcademy “Fashion Blog”, <text:s/>“Intro. To HTML MCQ”, “Tables”, “CSS Setup &amp; Selectors”, “CSS: Selectors &amp; Visual Rules”, “CSS: Box Model”, “Changing the Box Model”, “CSS: Display &amp; Positioning”, “CSS: Color”, “CSS: Typography”, “CSS: Grid”, and <text:s/>“Advanced CSS Grid”.</text:p>
          </table:table-cell>
          <table:table-cell office:value-type="string" calcext:value-type="string">
            <text:p>Productive, even if a little boring (as mostly revision)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3" calcext:value-type="date">
            <text:p>13/03/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ated personal web-page (early version) to practice html and css</text:p>
          </table:table-cell>
          <table:table-cell office:value-type="string" calcext:value-type="string">
            <text:p>Fun and useful revision / exploration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4" calcext:value-type="date">
            <text:p>14/03/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died up personal web-page, read more about html and CSS, and did the android-logo html &amp; CSS tutorial.</text:p>
          </table:table-cell>
          <table:table-cell office:value-type="string" calcext:value-type="string">
            <text:p>Relatively easy day, after long day yesterday.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8-03-15" calcext:value-type="date">
            <text:p>15/03/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ed doing too much with CSS. Interesting, but time to move on to JS, if I want to change multiple parts of page with one click, for example.</text:p>
          </table:table-cell>
          <table:table-cell office:value-type="string" calcext:value-type="string">
            <text:p>Easy day, but thoughtful.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23:36:17.245151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07:50.483751693</meta:creation-date>
    <meta:generator>LibreOffice/5.1.6.2$Linux_X86_64 LibreOffice_project/10m0$Build-2</meta:generator>
    <dc:date>2018-03-15T23:37:13.292470987</dc:date>
    <meta:editing-duration>PT16H40M35S</meta:editing-duration>
    <meta:editing-cycles>30</meta:editing-cycles>
    <meta:document-statistic meta:table-count="1" meta:cell-count="59" meta:object-count="0"/>
  </office:meta>
</office:document-meta>
</file>